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699fc" officeooo:paragraph-rsid="001699fc"/>
    </style:style>
    <style:style style:name="P2" style:family="paragraph" style:parent-style-name="Standard">
      <style:paragraph-properties fo:text-align="center" style:justify-single-word="false"/>
      <style:text-properties officeooo:rsid="001699fc" officeooo:paragraph-rsid="001699fc"/>
    </style:style>
    <style:style style:name="P3" style:family="paragraph" style:parent-style-name="Standard">
      <style:paragraph-properties fo:text-align="justify" style:justify-single-word="false"/>
      <style:text-properties officeooo:rsid="001699fc" officeooo:paragraph-rsid="001699fc"/>
    </style:style>
    <style:style style:name="P4" style:family="paragraph" style:parent-style-name="Standard">
      <style:text-properties fo:font-weight="bold" officeooo:rsid="001699fc" officeooo:paragraph-rsid="001699fc" style:font-weight-asian="bold" style:font-weight-complex="bold"/>
    </style:style>
    <style:style style:name="T1" style:family="text">
      <style:text-properties officeooo:rsid="00188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EN MODELO RELACIONAL</text:p>
      <text:p text:style-name="P1"/>
      <text:p text:style-name="P4">1. Que sabemos de los empleados del restaurante? (1 Pto)</text:p>
      <text:p text:style-name="P1"/>
      <text:p text:style-name="P3"><text:s text:c="3"/>Sabemos que presentan una extensión disjunta, en la cual pueden ser ‘Pinches’, ‘Cocineros’, u otro tipo de empleado; pero, por definición de extensión disjunta, nunca pueden ser las dos a la vez. Con esto, sabemos que todos los empleados presentan todos los atributos de la tabla Superclase ‘Empleado’. Independientemente de dicha tabla, presentan, además, los atributos propios de cada subclase a la cual pertenecen.</text:p>
      <text:p text:style-name="P3"/>
      <text:p text:style-name="P3"><text:s text:c="3"/>Adicionalmente, observamos una relación entre Pinche y Cocinero, donde un cocinero puede tutelar (o no) a uno o varios Pinches, pero éste, solamente ha de ser tutelado por un único cocinero.</text:p>
      <text:p text:style-name="P3"/>
      <text:p text:style-name="P3"><text:s text:c="3"/>Además, todo cocinero participa de forma obligatoria en la relación prepara de un plato. Un cocinero puede preparar uno o varios platos y viceversa.</text:p>
      <text:p text:style-name="P1"/>
      <text:p text:style-name="P1"/>
      <text:p text:style-name="P4">2. Que información nos da la relación ‘Esta en’? (1 Pto)</text:p>
      <text:p text:style-name="P1"/>
      <text:p text:style-name="P1"><text:s text:c="3"/>La relación ‘Esta en’ relaciona las tablas ‘Estante’ <text:s/>e ‘Ingrediente’. Presenta un atributo propio llamado ‘cantidad’. Al ser una relación N:N, se solucionará creando una tabla, donde la Primary Key será: las claves primarias de la tabla Estante (Codestante + Numalmacen) y la clave <text:span text:style-name="T1">primaria</text:span> de la tabla Ingrediente (Cod_Ing).</text:p>
      <text:p text:style-name="P1"/>
      <text:p text:style-name="P1"><text:s text:c="3"/>Vemos como la relación solamente tiene participación total por parte de la tabla Ingrediente.</text:p>
      <text:p text:style-name="P1"/>
      <text:p text:style-name="P1"/>
      <text:p text:style-name="P4">3. Como podríamos pasar esta extensión al Modelo Relacional. Explicar como quedaría en cada caso, si se puede utilizar o no, y que ventajas tendría usar cada uno. (3 Ptos)</text:p>
      <text:p text:style-name="P1"/>
      <text:p text:style-name="P1"/>
      <text:p text:style-name="P1"/>
      <text:p text:style-name="P1"/>
      <text:p text:style-name="P4">4. Hacer el Modelo Relacional completo con todas las restricciones utilizando para pasar la extensión el caso A. Solucionar los atributos multivaluados de dos formas distintas (4 Ptos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9:51:33.938016090</meta:creation-date>
    <dc:date>2025-01-25T22:42:03.112448903</dc:date>
    <meta:editing-duration>PT1H52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0" meta:word-count="265" meta:character-count="1680" meta:non-whitespace-character-count="1409"/>
  </office:meta>
</office:document-meta>
</file>